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4608465.0392" calcext:value-type="float">
            <text:p>94,608,465</text:p>
          </table:table-cell>
          <table:table-cell table:style-name="ce32"/>
          <table:table-cell table:style-name="ce11" table:formula="of:=[.W9]" office:value-type="float" office:value="5360185.94999999" calcext:value-type="float">
            <text:p>5,360,185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6.372033333333" calcext:value-type="float">
            <text:p>236.4</text:p>
          </table:table-cell>
          <table:table-cell table:style-name="ce10" table:formula="of:=1.1%*(1+[.S22])/60" office:value-type="percentage" office:value="0.00339166666666667" calcext:value-type="percentage">
            <text:p>0.34%</text:p>
          </table:table-cell>
          <table:table-cell table:style-name="ce9" table:formula="of:=[.W2]*60" office:value-type="percentage" office:value="0.2035" calcext:value-type="percentage">
            <text:p>20.3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4.416" calcext:value-type="float">
            <text:p>754.416</text:p>
          </table:table-cell>
          <table:table-cell table:formula="of:=SUM([.AL3:.AL5])" office:value-type="float" office:value="1663.20060192" calcext:value-type="float">
            <text:p>1663.20060192</text:p>
          </table:table-cell>
          <table:table-cell table:formula="of:=SUM([.AM3:.AM5])" office:value-type="float" office:value="0.83160030096" calcext:value-type="float">
            <text:p>0.83160030096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0.8" calcext:value-type="float">
            <text:p>50.8</text:p>
          </table:table-cell>
          <table:table-cell table:style-name="ce6"/>
          <table:table-cell table:style-name="ce12" table:formula="of:=[.V10]" office:value-type="percentage" office:value="50.8" calcext:value-type="percentage">
            <text:p>508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543.5" calcext:value-type="float">
            <text:p>7543.5</text:p>
          </table:table-cell>
          <table:table-cell/>
          <table:table-cell table:style-name="ce6"/>
          <table:table-cell table:style-name="ce6" table:formula="of:=[.V11]" office:value-type="float" office:value="19.64" calcext:value-type="float">
            <text:p>19.64</text:p>
          </table:table-cell>
          <table:table-cell table:style-name="ce6"/>
          <table:table-cell table:style-name="ce12" table:formula="of:=[.V11]" office:value-type="percentage" office:value="19.64" calcext:value-type="percentage">
            <text:p>196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7" calcext:value-type="float">
            <text:p>6.7</text:p>
          </table:table-cell>
          <table:table-cell table:number-columns-repeated="2"/>
          <table:table-cell table:formula="of:=[.AA4]*[.AC4]*[.AD4]*[.AE4]*[.AF4]*[.AG4]*[.AH4]" office:value-type="float" office:value="501.696" calcext:value-type="float">
            <text:p>501.696</text:p>
          </table:table-cell>
          <table:table-cell table:style-name="ce42" table:formula="of:=[.AK4]*2.20462" office:value-type="float" office:value="1106.04903552" calcext:value-type="float">
            <text:p>1106.05</text:p>
          </table:table-cell>
          <table:table-cell table:style-name="ce42" table:formula="of:=[.AL4]/2000" office:value-type="float" office:value="0.55302451776" calcext:value-type="float">
            <text:p>0.5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92.5" calcext:value-type="float">
            <text:p>2992.5</text:p>
          </table:table-cell>
          <table:table-cell/>
          <table:table-cell table:style-name="ce6"/>
          <table:table-cell table:style-name="ce6" table:formula="of:=[.V12]" office:value-type="float" office:value="6.54" calcext:value-type="float">
            <text:p>6.54</text:p>
          </table:table-cell>
          <table:table-cell table:style-name="ce6"/>
          <table:table-cell table:style-name="ce12" table:formula="of:=[.V12]" office:value-type="percentage" office:value="6.54" calcext:value-type="percentage">
            <text:p>65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2.198533333333" calcext:value-type="float">
            <text:p>332.2</text:p>
          </table:table-cell>
          <table:table-cell table:style-name="ce10" table:formula="of:=1.1%*(1+[.S22]+750%)/60" office:value-type="percentage" office:value="0.00476666666666667" calcext:value-type="percentage">
            <text:p>0.48%</text:p>
          </table:table-cell>
          <table:table-cell table:style-name="ce9" table:formula="of:=[.W5]*60" office:value-type="percentage" office:value="0.286" calcext:value-type="percentage">
            <text:p>28.60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406" calcext:value-type="float">
            <text:p>23406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6.8" calcext:value-type="percentage">
            <text:p>168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4125.36" calcext:value-type="float">
            <text:p>64125.36</text:p>
          </table:table-cell>
          <table:table-cell table:formula="of:=[.AL2]*[.$AJ$7]" office:value-type="float" office:value="141372.0511632" calcext:value-type="float">
            <text:p>141372.0511632</text:p>
          </table:table-cell>
          <table:table-cell table:formula="of:=[.AM2]*[.$AJ$7]" office:value-type="float" office:value="70.6860255816" calcext:value-type="float">
            <text:p>70.686025581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6353332.88" calcext:value-type="float">
            <text:p>26353332.8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4608465.0392" calcext:value-type="float">
            <text:p>94608465.0392</text:p>
          </table:table-cell>
          <table:table-cell table:style-name="ce6" table:formula="of:=([.T11]+[.T12])/2" office:value-type="float" office:value="5360185.94999999" calcext:value-type="float">
            <text:p>5360185.94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62863597.1984" calcext:value-type="float">
            <text:p>162863597.198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0.8" calcext:value-type="percentage">
            <text:p>508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617597858816" calcext:value-type="percentage">
            <text:p>98.662%</text:p>
          </table:table-cell>
          <table:table-cell table:formula="of:=1/(1-[.R11])" office:value-type="float" office:value="74.7250000000018" calcext:value-type="float">
            <text:p>74.7250000000018</text:p>
          </table:table-cell>
          <table:table-cell table:formula="of:=[.$T$2]*[.S11]" office:value-type="float" office:value="5207734.70000012" calcext:value-type="float">
            <text:p>5207734.7000001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64" calcext:value-type="percentage">
            <text:p>1964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357774968394" calcext:value-type="percentage">
            <text:p>98.736%</text:p>
          </table:table-cell>
          <table:table-cell table:formula="of:=1/(1-[.R12])" office:value-type="float" office:value="79.0999999999976" calcext:value-type="float">
            <text:p>79.0999999999976</text:p>
          </table:table-cell>
          <table:table-cell table:formula="of:=[.$T$2]*[.S12]" office:value-type="float" office:value="5512637.19999983" calcext:value-type="float">
            <text:p>5512637.19999983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54" calcext:value-type="percentage">
            <text:p>654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6987686413605" calcext:value-type="percentage">
            <text:p>98.699%</text:p>
          </table:table-cell>
          <table:table-cell table:style-name="ce14" table:formula="of:=([.S11]+[.S12])/2" office:value-type="float" office:value="76.9124999999998" calcext:value-type="float">
            <text:p>76.9</text:p>
          </table:table-cell>
          <table:table-cell table:formula="of:=[.$T$2]*[.S13]" office:value-type="float" office:value="5360185.94999999" calcext:value-type="float">
            <text:p>5360185.94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5" calcext:value-type="percentage">
            <text:p>45.0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109393579073" calcext:value-type="percentage">
            <text:p>98.811%</text:p>
          </table:table-cell>
          <table:table-cell table:formula="of:=1/(1-[.R16])" office:value-type="float" office:value="84.1000000000034" calcext:value-type="float">
            <text:p>84.1000000000034</text:p>
          </table:table-cell>
          <table:table-cell table:formula="of:=[.$T$2]*[.S16]" office:value-type="float" office:value="5861097.20000024" calcext:value-type="float">
            <text:p>5861097.20000024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543.5]" calcext:value-type="string">
            <text:p>Str: <text:s/>535 <text:s/>[7,543.5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697372139022" calcext:value-type="percentage">
            <text:p>98.870%</text:p>
          </table:table-cell>
          <table:table-cell table:formula="of:=1/(1-[.R17])" office:value-type="float" office:value="88.4749999999973" calcext:value-type="float">
            <text:p>88.4749999999973</text:p>
          </table:table-cell>
          <table:table-cell table:formula="of:=[.$T$2]*[.S17]" office:value-type="float" office:value="6165999.69999981" calcext:value-type="float">
            <text:p>6165999.6999998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92.5]" calcext:value-type="string">
            <text:p>Dex: <text:s/>450 <text:s/>[2,992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403382859048" calcext:value-type="percentage">
            <text:p>98.840%</text:p>
          </table:table-cell>
          <table:table-cell table:style-name="ce14" table:formula="of:=([.S16]+[.S17])/2" office:value-type="float" office:value="86.2875000000001" calcext:value-type="float">
            <text:p>86.3</text:p>
          </table:table-cell>
          <table:table-cell table:formula="of:=[.$T$2]*[.S18]" office:value-type="float" office:value="6013548.45000001" calcext:value-type="float">
            <text:p>6013548.45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406.0]" calcext:value-type="string">
            <text:p>Int: 1660 [23,406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080.0%" calcext:value-type="string">
            <text:p>Resilience: 5,080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0.8" calcext:value-type="percentage">
            <text:p>50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5" calcext:value-type="percentage">
            <text:p>17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6.8" calcext:value-type="percentage">
            <text:p>16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.1" calcext:value-type="percentage">
            <text:p>131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65" calcext:value-type="percentage">
            <text:p>565.00%</text:p>
          </table:table-cell>
          <table:table-cell table:style-name="ce10" table:number-columns-repeated="2"/>
          <table:table-cell table:style-name="ce10" table:formula="of:=SUM([.AE27:.AE178])" office:value-type="percentage" office:value="13.1" calcext:value-type="percentage">
            <text:p>131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64" calcext:value-type="percentage">
            <text:p>196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54" calcext:value-type="percentage">
            <text:p>65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3" calcext:value-type="percentage">
            <text:p>6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830.0%" calcext:value-type="string">
            <text:p>w/Mantle: <text:s text:c="2"/>5,830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64.0%" calcext:value-type="string">
            <text:p>Speed+: <text:s text:c="4"/>1,964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680.0%" calcext:value-type="string">
            <text:p>Damage+: <text:s text:c="3"/>1,68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" table:formula="of:=[.D25]+([.C25]-1)*20" office:value-type="float" office:value="43" calcext:value-type="float">
            <text:p>4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formula="of:=[.D26]+([.C26]-1)*20"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3" table:formula="of:=[.D27]+([.C27]-1)*20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5" calcext:value-type="percentage">
            <text:p>74.50%</text:p>
          </table:table-cell>
          <table:table-cell table:style-name="ce35" table:formula="of:=[.P27]" office:value-type="percentage" office:value="7.45" calcext:value-type="percentage">
            <text:p>74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5" calcext:value-type="percentage">
            <text:p>74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5" calcext:value-type="percentage">
            <text:p>74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5" calcext:value-type="percentage">
            <text:p>74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5" calcext:value-type="percentage">
            <text:p>74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formula="of:=[.D28]+([.C28]-1)*20" office:value-type="float" office:value="47" calcext:value-type="float">
            <text:p>47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4" table:formula="of:=[.D29]+([.C29]-1)*20" office:value-type="float" office:value="43" calcext:value-type="float">
            <text:p>43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13" table:formula="of:=[.D30]+([.C30]-1)*20" office:value-type="float" office:value="50" calcext:value-type="float">
            <text:p>5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5" calcext:value-type="percentage">
            <text:p>125.00%</text:p>
          </table:table-cell>
          <table:table-cell table:style-name="ce37" table:formula="of:=[.S30]" office:value-type="percentage" office:value="17.5" calcext:value-type="percentage">
            <text:p>17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5" calcext:value-type="percentage">
            <text:p>17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3" calcext:value-type="percentage">
            <text:p>630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15" table:formula="of:=[.D31]+([.C31]-1)*20" office:value-type="float" office:value="44" calcext:value-type="float">
            <text:p>4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7" calcext:value-type="percentage">
            <text:p>97.00%</text:p>
          </table:table-cell>
          <table:table-cell table:style-name="ce38" table:formula="of:=[.V31]" office:value-type="percentage" office:value="9.7" calcext:value-type="percentage">
            <text:p>97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7" calcext:value-type="percentage">
            <text:p>97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6.4] [294.8s to full]" calcext:value-type="string">
            <text:p>hp/s: <text:s text:c="4"/>0.34% [236.4] [294.8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2.2] [209.8s to full]" calcext:value-type="string">
            <text:p>w/Mantle: 0.48% [332.2] [209.8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13" table:formula="of:=[.D34]+([.C34]-1)*20" office:value-type="float" office:value="47" calcext:value-type="float">
            <text:p>4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699%     [hp x  76.91]" calcext:value-type="string">
            <text:p>Mitigation: <text:s text:c="6"/>98.699% <text:s text:c="4"/>[hp x <text:s/>76.91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" table:formula="of:=[.D37]+([.C37]-1)*20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7" calcext:value-type="percentage">
            <text:p>147.00%</text:p>
          </table:table-cell>
          <table:table-cell table:style-name="ce34" table:formula="of:=[.P37]" office:value-type="percentage" office:value="17.64" calcext:value-type="percentage">
            <text:p>1764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64" calcext:value-type="percentage">
            <text:p>1764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360,185.9 [hp x 292.27]" calcext:value-type="string">
            <text:p>Effective Health: 5,360,185.9 [hp x 292.27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formula="of:=[.D38]+([.C38]-1)*20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65" calcext:value-type="percentage">
            <text:p>56.50%</text:p>
          </table:table-cell>
          <table:table-cell table:style-name="ce9" table:formula="of:=[.P38]" office:value-type="percentage" office:value="5.65" calcext:value-type="percentage">
            <text:p>5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65" calcext:value-type="percentage">
            <text:p>56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65" calcext:value-type="percentage">
            <text:p>5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65" calcext:value-type="percentage">
            <text:p>5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65" calcext:value-type="percentage">
            <text:p>5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65" calcext:value-type="percentage">
            <text:p>56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formula="of:=[.D40]+([.C40]-1)*20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11%     [hp x  84.10]" calcext:value-type="string">
            <text:p>Mitigation: <text:s text:c="6"/>98.811% <text:s text:c="4"/>[hp x <text:s/>84.10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4" table:formula="of:=[.D41]+([.C41]-1)*20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61,097.2 [hp x 319.58]" calcext:value-type="string">
            <text:p>Effective Health: 5,861,097.2 [hp x 319.58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15" table:formula="of:=[.D43]+([.C43]-1)*20" office:value-type="float" office:value="47" calcext:value-type="float">
            <text:p>4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3  Archon Strike [E]               x5 [6.5m range]" calcext:value-type="string">
            <text:p>3-3 <text:s/>Archon Strike [E] <text:s text:c="14"/>x5 [6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9" calcext:value-type="float">
            <text:p>9</text:p>
          </table:table-cell>
          <table:table-cell table:style-name="ce16" table:formula="of:=[.D45]+([.C45]-1)*20" office:value-type="float" office:value="49" calcext:value-type="float">
            <text:p>4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5" calcext:value-type="percentage">
            <text:p>54.50%</text:p>
          </table:table-cell>
          <table:table-cell table:style-name="ce39" table:formula="of:=[.AH45]" office:value-type="percentage" office:value="6.54" calcext:value-type="percentage">
            <text:p>654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54" calcext:value-type="percentage">
            <text:p>654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54" calcext:value-type="percentage">
            <text:p>654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1 Sentinel Reconstruction [E]     x5 " calcext:value-type="string">
            <text:p>3-11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6]+([.C46]-1)*20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1" calcext:value-type="percentage">
            <text:p>71.00%</text:p>
          </table:table-cell>
          <table:table-cell table:style-name="ce37" table:formula="of:=[.V46]" office:value-type="percentage" office:value="7.1" calcext:value-type="percentage">
            <text:p>71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1" calcext:value-type="percentage">
            <text:p>71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9  Azarinth Awakening [E]         x10 [74.5% =&gt; 745.0% Resilience, Speed, Intelligence and Strength]" calcext:value-type="string">
            <text:p>3-9 <text:s/>Azarinth Awakening [E] <text:s text:c="8"/>x10 [74.5% =&gt; 745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7  Transfer [E]                    x1 " calcext:value-type="string">
            <text:p>3-7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3  Arcane Dominion [E]             x1 " calcext:value-type="string">
            <text:p>3-3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10 Sentinel Core [E]              x14 [45.0% =&gt; 630.0% Durability, 125.0% =&gt; 1,750.0% Health Regen, 25.0% =&gt; 350.0% Magic Resistance]" calcext:value-type="string">
            <text:p>3-10 Sentinel Core [E] <text:s text:c="13"/>x14 [45.0% =&gt; 630.0% Durability, 125.0% =&gt; 1,750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formula="of:=[.D50]+([.C50]-1)*20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2" calcext:value-type="percentage">
            <text:p>62.00%</text:p>
          </table:table-cell>
          <table:table-cell table:style-name="ce9" table:formula="of:=[.P50]" office:value-type="percentage" office:value="8.06" calcext:value-type="percentage">
            <text:p>806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8.06" calcext:value-type="percentage">
            <text:p>80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4  Eternal Brawling [E]           x10 [97.0% =&gt; 970.0% Damage, 2.00% DR/attack]" calcext:value-type="string">
            <text:p>3-4 <text:s/>Eternal Brawling [E] <text:s text:c="10"/>x10 [97.0% =&gt; 970.0% Damage, 2.00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7  Arcane Circulation [E]         x10 [112.5% to Deconstruction/Reconstruction]" calcext:value-type="string">
            <text:p>3-7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54]+([.C54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4  Mantle of the Titan [E]        x12 [147.0% =&gt; 1,764.0% Resilience]" calcext:value-type="string">
            <text:p>3-4 <text:s/>Mantle of the Titan [E] <text:s text:c="7"/>x12 [147.0% =&gt; 1,764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3  Titan Core [E]                 x10 [56.5% =&gt; 565.0% Resilience, Speed, Strength, Intelligence and Dexterity, 10% =&gt; 100% weight/min]" calcext:value-type="string">
            <text:p>3-3 <text:s/>Titan Core [E] <text:s text:c="16"/>x10 [56.5% =&gt; 56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4  Embered Heart [E]              x12 " calcext:value-type="string">
            <text:p>3-4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2  Tempered Seal [E]               x3 " calcext:value-type="string">
            <text:p>3-2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7  Ashen Wings [E]                x12 " calcext:value-type="string">
            <text:p>3-7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9  Avatar of Ash [E]              x12 [54.5% =&gt; 654.0% Reflexes and Speed]" calcext:value-type="string">
            <text:p>3-9 <text:s/>Avatar of Ash [E] <text:s text:c="13"/>x12 [54.5% =&gt; 654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2  Embered Form [E]               x10 [71.0% =&gt; 710.0% Damage]" calcext:value-type="string">
            <text:p>3-2 <text:s/>Embered Form [E] <text:s text:c="14"/>x10 [71.0% =&gt; 71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4  Fires of Creation [E]          x13 [62.0% =&gt; 806.0% Resilience, 3.50% mana/health returned]" calcext:value-type="string">
            <text:p>3-4 <text:s/>Fires of Creation [E] <text:s text:c="9"/>x13 [62.0% =&gt; 806.0% Resilience, 3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3  Space Manipulation [E]         x13 " calcext:value-type="string">
            <text:p>3-3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336]: 1" calcext:value-type="string">
            <text:p>Available [2336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336" calcext:value-type="float">
            <text:p>2336</text:p>
          </table:table-cell>
          <table:table-cell table:formula="of:=FLOOR([.F77]/10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3" calcext:value-type="float">
            <text:p>23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8 Ashen Limbs" calcext:value-type="string">
            <text:p>1-18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3 Bulwark of Ash" calcext:value-type="string">
            <text:p>1-13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79]+([.C79]-1)*20" office:value-type="float" office:value="13" calcext:value-type="float">
            <text:p>13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7  Dancing" calcext:value-type="string">
            <text:p>1-7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7" calcext:value-type="float">
            <text:p>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4 Deviant of Humanity" calcext:value-type="string">
            <text:p>3-24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81]+([.C81]-1)*20" office:value-type="float" office:value="64" calcext:value-type="float">
            <text:p>64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8  Gourmet" calcext:value-type="string">
            <text:p>1-8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5]+([.C85]-1)*20" office:value-type="float" office:value="8" calcext:value-type="float">
            <text:p>8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2  Identify [Up to +70 - 580]" calcext:value-type="string">
            <text:p>2-2 <text:s/>Identify [Up to +70 - 580]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0" calcext:value-type="float">
            <text:p>70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580" calcext:value-type="float">
            <text:p>580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3  Minor Earth Manipulation" calcext:value-type="string">
            <text:p>1-3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1]+([.C91]-1)*20" office:value-type="float" office:value="3" calcext:value-type="float">
            <text:p>3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3  Minor Ice Manipulation" calcext:value-type="string">
            <text:p>1-3 <text:s/>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2]+([.C92]-1)*20" office:value-type="float" office:value="3" calcext:value-type="float">
            <text:p>3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4  Minor Lava Manipulation" calcext:value-type="string">
            <text:p>1-4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93]+([.C93]-1)*20" office:value-type="float" office:value="4" calcext:value-type="float">
            <text:p>4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1-10 Monstrous [Within 160 lvls - 350+]" calcext:value-type="string">
            <text:p>1-10 Monstrous [Within 160 lvls - 350+]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95]+([.C95]-1)*20" office:value-type="float" office:value="10" calcext:value-type="float">
            <text:p>1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/>[Within </text:p>
          </table:table-cell>
          <table:table-cell table:formula="of:=260-[.D95]*10" office:value-type="float" office:value="160" calcext:value-type="float">
            <text:p>16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350" calcext:value-type="float">
            <text:p>350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1 Oxygen Repository" calcext:value-type="string">
            <text:p>2-11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96]+([.C96]-1)*20" office:value-type="float" office:value="31" calcext:value-type="float">
            <text:p>31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7 Sage of Torment" calcext:value-type="string">
            <text:p>2-17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D97]+([.C97]-1)*20" office:value-type="float" office:value="37" calcext:value-type="float">
            <text:p>37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3 Soul Perception" calcext:value-type="string">
            <text:p>1-13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98]+([.C98]-1)*20" office:value-type="float" office:value="13" calcext:value-type="float">
            <text:p>13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20 Spear of Ash" calcext:value-type="string">
            <text:p>1-20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20" calcext:value-type="float">
            <text:p>2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0 Teaching" calcext:value-type="string">
            <text:p>1-10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10" calcext:value-type="float">
            <text:p>1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5  Telepathy" calcext:value-type="string">
            <text:p>1-5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01]+([.C101]-1)*20" office:value-type="float" office:value="5" calcext:value-type="float">
            <text:p>5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2  [72% - 95%] Arcane Magic Resistance" calcext:value-type="string">
            <text:p>3-22 <text:s/>[72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D106]+([.C106]-1)*20" office:value-type="float" office:value="62" calcext:value-type="float">
            <text:p>62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2%" calcext:value-type="string">
            <text:p>72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8   [58% - 95%] Blast Resistance" calcext:value-type="string">
            <text:p>3-8 <text:s text:c="2"/>[5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09]+([.C109]-1)*20" office:value-type="float" office:value="48" calcext:value-type="float">
            <text:p>48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8%" calcext:value-type="string">
            <text:p>58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1  [11% - 22%] Divination Magic Resistance" calcext:value-type="string">
            <text:p>1-11 <text:s/>[11% - 22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122]+([.C122]-1)*20" office:value-type="float" office:value="11" calcext:value-type="float">
            <text:p>11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1%" calcext:value-type="string">
            <text:p>11%</text:p>
          </table:table-cell>
          <table:table-cell table:formula="of:=TEXT(VLOOKUP([.E122];[.$BI$2:.$BK$81];3);  &quot;0#%&quot;)" office:value-type="string" office:string-value="22%" calcext:value-type="string">
            <text:p>2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9   [59% - 95%] Earth Magic Resistance" calcext:value-type="string">
            <text:p>3-9 <text:s text:c="2"/>[59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124]+([.C124]-1)*20" office:value-type="float" office:value="49" calcext:value-type="float">
            <text:p>49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9%" calcext:value-type="string">
            <text:p>59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1   [51% - 82%] Soul Magic Resistance" calcext:value-type="string">
            <text:p>3-1 <text:s text:c="2"/>[51% - 8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51]+([.C151]-1)*20" office:value-type="float" office:value="41" calcext:value-type="float">
            <text:p>41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1%" calcext:value-type="string">
            <text:p>51%</text:p>
          </table:table-cell>
          <table:table-cell table:formula="of:=TEXT(VLOOKUP([.E151];[.$BI$2:.$BK$8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2  [62% - 95%] Space Magic Resistance" calcext:value-type="string">
            <text:p>3-12 <text:s/>[62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53]+([.C153]-1)*20" office:value-type="float" office:value="52" calcext:value-type="float">
            <text:p>52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2%" calcext:value-type="string">
            <text:p>62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7  [67% - 95%] Void Magic Resistance" calcext:value-type="string">
            <text:p>3-17 <text:s/>[67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59]+([.C159]-1)*20" office:value-type="float" office:value="57" calcext:value-type="float">
            <text:p>57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7%" calcext:value-type="string">
            <text:p>67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5   [55% - 90%] Wood Magic Resistance" calcext:value-type="string">
            <text:p>3-5 <text:s text:c="2"/>[55% - 9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62]+([.C162]-1)*20" office:value-type="float" office:value="45" calcext:value-type="float">
            <text:p>45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5%" calcext:value-type="string">
            <text:p>55%</text:p>
          </table:table-cell>
          <table:table-cell table:formula="of:=TEXT(VLOOKUP([.E162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2 2nd tier" calcext:value-type="string">
            <text:p>22 2nd tier</text:p>
          </table:table-cell>
          <table:table-cell table:formula="of:=COUNTIF([.$C$106:.$C$162];&quot;=2&quot;)" office:value-type="float" office:value="22" calcext:value-type="float">
            <text:p>22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9 3rd tier" calcext:value-type="string">
            <text:p>19 3rd tier</text:p>
          </table:table-cell>
          <table:table-cell table:formula="of:=COUNTIF([.$C$106:.$C$162];&quot;=3&quot;)" office:value-type="float" office:value="19" calcext:value-type="float">
            <text:p>19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9 x 5% = 95%" calcext:value-type="string">
            <text:p>Ash Speed: <text:s text:c="2"/>19 x 5% = 95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9" calcext:value-type="float">
            <text:p>1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5%" calcext:value-type="string">
            <text:p>9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4.4 kgs   [1,663.2 lbs] [0.83 tons]" calcext:value-type="string">
            <text:p>Weight: <text:s text:c="2"/>754.4 kgs <text:s text:c="2"/>[1,663.2 lbs] [0.83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4.4" calcext:value-type="string">
            <text:p>754.4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63.2" calcext:value-type="string">
            <text:p>1,663.2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3" calcext:value-type="string">
            <text:p>0.83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4,125.4 kgs [141,372.1 lbs] [70.69 tons]" calcext:value-type="string">
            <text:p>Maxed: 64,125.4 kgs [141,372.1 lbs] [70.69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4,125.4" calcext:value-type="string">
            <text:p>64,125.4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1,372.1" calcext:value-type="string">
            <text:p>141,372.1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0.69" calcext:value-type="string">
            <text:p>70.69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85% + 220% + 65% = 570%) more dense - Avatar of Ash [E] 2nd" calcext:value-type="string">
            <text:p><text:s text:c="8"/>Muscles are (285% + 220% + 65% = 570%) more dense - Avatar of Ash [E] 2nd</text:p>
          </table:table-cell>
          <table:table-cell/>
          <table:table-cell table:formula="of:=TEXT([.B166]*15%;&quot;%&quot;)" office:value-type="string" office:string-value="285%" calcext:value-type="string">
            <text:p>285%</text:p>
          </table:table-cell>
          <table:table-cell table:formula="of:=TEXT([.B165]*10%;&quot;%&quot;)" office:value-type="string" office:string-value="220%" calcext:value-type="string">
            <text:p>22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70%" calcext:value-type="string">
            <text:p>57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70%] more dense." calcext:value-type="string">
            <text:p><text:s text:c="16"/>[57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543.5" calcext:value-type="string">
            <text:p>7,543.5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92.5" calcext:value-type="string">
            <text:p>2,992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406.0" calcext:value-type="string">
            <text:p>23,406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080.0%" calcext:value-type="string">
            <text:p>5,08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830.0%" calcext:value-type="string">
            <text:p>5,83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64.0%" calcext:value-type="string">
            <text:p>1,964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680.0%" calcext:value-type="string">
            <text:p>1,68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6.4" calcext:value-type="string">
            <text:p>236.4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4.8" calcext:value-type="string">
            <text:p>294.8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2.2" calcext:value-type="string">
            <text:p>332.2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9.8" calcext:value-type="string">
            <text:p>209.8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699%" calcext:value-type="string">
            <text:p>98.699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6.91" calcext:value-type="string">
            <text:p>76.91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360,185.9" calcext:value-type="string">
            <text:p>5,360,185.9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2.27" calcext:value-type="string">
            <text:p>292.27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11%" calcext:value-type="string">
            <text:p>98.811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4.10" calcext:value-type="string">
            <text:p>84.10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61,097.2" calcext:value-type="string">
            <text:p>5,861,097.2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19.58" calcext:value-type="string">
            <text:p>319.58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" calcext:value-type="float">
            <text:p>3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6.5" calcext:value-type="string">
            <text:p>6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6.5" calcext:value-type="float">
            <text:p>6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1" calcext:value-type="float">
            <text:p>11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9" calcext:value-type="float">
            <text:p>9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5% =&gt; 745.0%" calcext:value-type="string">
            <text:p>74.5% =&gt; 74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7" calcext:value-type="float">
            <text:p>7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3" calcext:value-type="float">
            <text:p>3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10" calcext:value-type="float">
            <text:p>10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5.0% =&gt; 630.0%" calcext:value-type="string">
            <text:p>45.0% =&gt; 63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5.0% =&gt; 1,750.0%" calcext:value-type="string">
            <text:p>125.0% =&gt; 1,7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4" calcext:value-type="float">
            <text:p>4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7.0% =&gt; 970.0%" calcext:value-type="string">
            <text:p>97.0% =&gt; 97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2.00%" calcext:value-type="string">
            <text:p>2.0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7" calcext:value-type="float">
            <text:p>7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4" calcext:value-type="float">
            <text:p>4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7.0% =&gt; 1,764.0%" calcext:value-type="string">
            <text:p>147.0% =&gt; 1,764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" calcext:value-type="float">
            <text:p>3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6.5% =&gt; 565.0%" calcext:value-type="string">
            <text:p>56.5% =&gt; 56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4" calcext:value-type="float">
            <text:p>4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" calcext:value-type="float">
            <text:p>2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7" calcext:value-type="float">
            <text:p>7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9" calcext:value-type="float">
            <text:p>9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5% =&gt; 654.0%" calcext:value-type="string">
            <text:p>54.5% =&gt; 654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" calcext:value-type="float">
            <text:p>2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1.0% =&gt; 710.0%" calcext:value-type="string">
            <text:p>71.0% =&gt; 71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4" calcext:value-type="float">
            <text:p>4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2.0% =&gt; 806.0%" calcext:value-type="string">
            <text:p>62.0% =&gt; 806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3.50%" calcext:value-type="string">
            <text:p>3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3" calcext:value-type="float">
            <text:p>3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336" calcext:value-type="float">
            <text:p>2336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4:07:42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6-06T14:13:17.399000000</dc:date>
    <meta:generator>LibreOffice/7.0.5.2$Windows_X86_64 LibreOffice_project/64390860c6cd0aca4beafafcfd84613dd9dfb63a</meta:generator>
    <meta:editing-duration>P1DT4H52M37S</meta:editing-duration>
    <meta:editing-cycles>193</meta:editing-cycles>
    <meta:document-statistic meta:table-count="1" meta:cell-count="2168" meta:object-count="0"/>
    <meta:user-defined meta:name="AppVersion">16.0300</meta:user-defined>
  </office:meta>
</office:document-meta>
</file>